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biServiceFileAnalyzer.init( File explodedServiceUnitRo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JbiServiceFileAnalyzer.getConsu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ServiceFileAnalyzer.getProvi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biServiceFileAnalyzer.parseXml( File jbiServicesFi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JbiServiceFileAnalyzer.setJbiServicesFile( File jbiServices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